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ddb50" officeooo:paragraph-rsid="001ddb50"/>
    </style:style>
    <style:style style:name="P2" style:family="paragraph" style:parent-style-name="Standard">
      <style:text-properties style:text-underline-style="solid" style:text-underline-width="auto" style:text-underline-color="font-color" officeooo:rsid="001e4a0a" officeooo:paragraph-rsid="001e4a0a"/>
    </style:style>
    <style:style style:name="P3" style:family="paragraph" style:parent-style-name="Standard">
      <style:text-properties style:text-underline-style="solid" style:text-underline-width="auto" style:text-underline-color="font-color" officeooo:rsid="001fedb2" officeooo:paragraph-rsid="001fedb2"/>
    </style:style>
    <style:style style:name="P4" style:family="paragraph" style:parent-style-name="Standard">
      <style:text-properties style:text-underline-style="solid" style:text-underline-width="auto" style:text-underline-color="font-color" officeooo:rsid="0022d834" officeooo:paragraph-rsid="0022d834"/>
    </style:style>
    <style:style style:name="P5" style:family="paragraph" style:parent-style-name="Standard">
      <style:text-properties style:text-underline-style="solid" style:text-underline-width="auto" style:text-underline-color="font-color" officeooo:rsid="00256ebd" officeooo:paragraph-rsid="00256ebd"/>
    </style:style>
    <style:style style:name="P6" style:family="paragraph" style:parent-style-name="Standard">
      <style:text-properties style:text-underline-style="solid" style:text-underline-width="auto" style:text-underline-color="font-color" officeooo:rsid="0025bcff" officeooo:paragraph-rsid="0025bcff"/>
    </style:style>
    <style:style style:name="P7" style:family="paragraph" style:parent-style-name="Standard">
      <style:text-properties officeooo:paragraph-rsid="001ddb50"/>
    </style:style>
    <style:style style:name="P8" style:family="paragraph" style:parent-style-name="Standard">
      <style:text-properties style:text-underline-style="none" officeooo:rsid="001e4a0a" officeooo:paragraph-rsid="001fd0af"/>
    </style:style>
    <style:style style:name="P9" style:family="paragraph" style:parent-style-name="Standard">
      <style:text-properties style:text-underline-style="none" officeooo:rsid="001fedb2" officeooo:paragraph-rsid="001fedb2"/>
    </style:style>
    <style:style style:name="P10" style:family="paragraph" style:parent-style-name="Standard">
      <style:text-properties style:text-underline-style="none" officeooo:rsid="001fedb2" officeooo:paragraph-rsid="001fd0af"/>
    </style:style>
    <style:style style:name="P11" style:family="paragraph" style:parent-style-name="Standard">
      <style:text-properties style:text-underline-style="none" officeooo:rsid="0022d834" officeooo:paragraph-rsid="0022d834"/>
    </style:style>
    <style:style style:name="P12" style:family="paragraph" style:parent-style-name="Standard">
      <style:text-properties style:text-underline-style="none" officeooo:rsid="00256ebd" officeooo:paragraph-rsid="00256ebd"/>
    </style:style>
    <style:style style:name="P13" style:family="paragraph" style:parent-style-name="Standard">
      <style:text-properties style:text-underline-style="none" officeooo:rsid="0027d6bd" officeooo:paragraph-rsid="0027d6bd"/>
    </style:style>
    <style:style style:name="P14" style:family="paragraph" style:parent-style-name="Standard">
      <style:text-properties style:text-underline-style="none" officeooo:rsid="0028b590" officeooo:paragraph-rsid="0028b590"/>
    </style:style>
    <style:style style:name="P15" style:family="paragraph" style:parent-style-name="Standard">
      <style:text-properties officeooo:paragraph-rsid="001fd0af"/>
    </style:style>
    <style:style style:name="P16" style:family="paragraph" style:parent-style-name="Standard">
      <style:text-properties officeooo:paragraph-rsid="0027d6bd"/>
    </style:style>
    <style:style style:name="P17" style:family="paragraph" style:parent-style-name="Standard" style:list-style-name="L1">
      <style:text-properties officeooo:paragraph-rsid="0027d6bd"/>
    </style:style>
    <style:style style:name="P18" style:family="paragraph" style:parent-style-name="Standard" style:list-style-name="L1">
      <style:text-properties style:text-underline-style="none" officeooo:rsid="00238ed7" officeooo:paragraph-rsid="0027d6bd"/>
    </style:style>
    <style:style style:name="P19" style:family="paragraph" style:parent-style-name="Standard" style:list-style-name="L1">
      <style:text-properties style:text-underline-style="none" officeooo:rsid="0028b590" officeooo:paragraph-rsid="0028b590"/>
    </style:style>
    <style:style style:name="P20" style:family="paragraph" style:parent-style-name="Standard" style:list-style-name="L2">
      <style:text-properties style:text-underline-style="none" officeooo:rsid="0028b590" officeooo:paragraph-rsid="0028b590"/>
    </style:style>
    <style:style style:name="T1" style:family="text">
      <style:text-properties officeooo:rsid="001ddb50"/>
    </style:style>
    <style:style style:name="T2" style:family="text">
      <style:text-properties officeooo:rsid="001e4a0a"/>
    </style:style>
    <style:style style:name="T3" style:family="text">
      <style:text-properties officeooo:rsid="001fd0af"/>
    </style:style>
    <style:style style:name="T4" style:family="text">
      <style:text-properties style:text-underline-style="none"/>
    </style:style>
    <style:style style:name="T5" style:family="text">
      <style:text-properties style:text-underline-style="none" officeooo:rsid="001e4a0a"/>
    </style:style>
    <style:style style:name="T6" style:family="text">
      <style:text-properties style:text-underline-style="none" officeooo:rsid="001fd0af"/>
    </style:style>
    <style:style style:name="T7" style:family="text">
      <style:text-properties style:text-underline-style="none" officeooo:rsid="001fedb2"/>
    </style:style>
    <style:style style:name="T8" style:family="text">
      <style:text-properties style:text-underline-style="none" officeooo:rsid="00238ed7"/>
    </style:style>
    <style:style style:name="T9" style:family="text">
      <style:text-properties style:text-underline-style="none" officeooo:rsid="0025bcff"/>
    </style:style>
    <style:style style:name="T10" style:family="text">
      <style:text-properties style:text-underline-style="none" officeooo:rsid="0022d834"/>
    </style:style>
    <style:style style:name="T11" style:family="text">
      <style:text-properties style:text-underline-style="none" officeooo:rsid="0027d6bd"/>
    </style:style>
    <style:style style:name="T12" style:family="text">
      <style:text-properties officeooo:rsid="001fedb2"/>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2d834"/>
    </style:style>
    <style:style style:name="T15" style:family="text">
      <style:text-properties officeooo:rsid="0022d834"/>
    </style:style>
    <style:style style:name="T16" style:family="text">
      <style:text-properties officeooo:rsid="00238ed7"/>
    </style:style>
    <style:style style:name="T17" style:family="text">
      <style:text-properties officeooo:rsid="002929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7"><text:span text:style-name="T1"><text:tab/>La estrategia que planteamos es la formar un grupo de 3, donde utilizamos </text:span><text:span text:style-name="T12">como </text:span><text:span text:style-name="T1">metodología ágil SCRUM. Donde un integrante del grupo tomaba la iniciativa para coordinar el grupo y ver que se hacia el </text:span><text:span text:style-name="T2">día</text:span><text:span text:style-name="T1"> a </text:span><text:span text:style-name="T2">día.</text:span><text:span text:style-name="T1"> </text:span><text:span text:style-name="T2">También</text:span><text:span text:style-name="T1"> el docente </text:span><text:span text:style-name="T2">proponía</text:span><text:span text:style-name="T1"> que se </text:span><text:span text:style-name="T2">debía</text:span><text:span text:style-name="T1"> hacer durante esa semana.</text:span></text:p>
      <text:p text:style-name="P7"><text:tab/><text:span text:style-name="T2">Teníamos una revisión 1 vez por semana, donde el docente nos decía que nos iba faltando o a donde le debíamos hacer </text:span><text:span text:style-name="T12">hincapié.</text:span><text:span text:style-name="T2"> </text:span></text:p>
      <text:p text:style-name="P7"/>
      <text:p text:style-name="P2">Ejercicio 2:</text:p>
      <text:p text:style-name="P8"><text:tab/>En cuanto a organización para avanzar en el proyecto fuimos coordinando los horarios donde estábamos libres y así trabajar en conjunto, cuando veíamos que íbamos atrasados, separábamos las tareas que debía hacer cada uno para ir poniéndonos al día.</text:p>
      <text:p text:style-name="P8"><text:tab/><text:span text:style-name="T3">El proceso fue realizado de la siguiente manera: El profesor nos iba dando herramientas para ir realizando las distintas funcionalidades que nos demandaba el proyecto, este proceso se iba realizando semanalmente.</text:span></text:p>
      <text:p text:style-name="P15"><text:span text:style-name="T5"><text:tab/></text:span><text:span text:style-name="T6">Cuando fueron surgiendo los problemas, </text:span><text:span text:style-name="T7">buscábamos</text:span><text:span text:style-name="T6"> la forma de resolverlo con las herramientas que nos </text:span><text:span text:style-name="T7">habían</text:span><text:span text:style-name="T6"> proporcionado. Y en otros casos se trataba de acudir a otra fuente de </text:span><text:span text:style-name="T7">información si el problema persistía.</text:span></text:p>
      <text:p text:style-name="P10"/>
      <text:p text:style-name="P3">Ejercicio 3:</text:p>
      <text:p text:style-name="P9"><text:tab/>-<text:span text:style-name="T13">Personas:</text:span> el equipo estaba conformado por 3 integrantes, donde uno era de ellos era el líder del grupo.</text:p>
      <text:p text:style-name="P9"><text:tab/>-<text:span text:style-name="T13">Procesos:</text:span> Semanalmente proponíamos a realizar funcionalidades para el proyecto, muchas veces no solo alcanzaba con una semana para hacer alguna de estas funcionalidades. En este proceso no solo se utilizo información proporcionada por el docente, sino que también acudimos a otros conocimientos.</text:p>
      <text:p text:style-name="P9"><text:tab/>-<text:span text:style-name="T13">Productos del proyecto:</text:span> <text:span text:style-name="T15">el producto a realizar fue un sistema de notificación, donde este debe notificar al usuario que se subió un documento de su interés. </text:span></text:p>
      <text:p text:style-name="P9"/>
      <text:p text:style-name="P4">Ejercicio 4:<text:span text:style-name="T4"> </text:span></text:p>
      <text:p text:style-name="P4"><text:span text:style-name="T4"><text:tab/>Si se realizaron gestiones de riesgos y </text:span><text:span text:style-name="T8">gestión</text:span><text:span text:style-name="T4"> de personal.</text:span></text:p>
      <text:p text:style-name="P11"><text:tab/>Ejemplos:</text:p>
      <text:p text:style-name="P16"><text:span text:style-name="T10">- </text:span><text:span text:style-name="T14">Riesgos del proyecto:</text:span></text:p>
      <text:list xml:id="list433772595" text:style-name="L1">
        <text:list-item>
          <text:p text:style-name="P17"><text:span text:style-name="T11">U</text:span><text:span text:style-name="T10">n riesgo del proyecto fue que </text:span><text:span text:style-name="T8">nos encontramos varias veces con que no llegábamos realizar a tiempo lo propuesto por el docente o nosotros. </text:span></text:p>
        </text:list-item>
        <text:list-item>
          <text:p text:style-name="P18">Otro de los riesgos con los que nos encontramos fue la conectividad a internet, ya que nos dificultaba para coordinar e interactuar con el equipo.</text:p>
        </text:list-item>
        <text:list-item>
          <text:p text:style-name="P19">Falta de conocimiento de las herramientas (docker y github).</text:p>
        </text:list-item>
      </text:list>
      <text:p text:style-name="P14"/>
      <text:p text:style-name="P4"><text:span text:style-name="T8">-</text:span><text:span text:style-name="T16">Riesgos del producto:</text:span><text:span text:style-name="T8"> </text:span></text:p>
      <text:list xml:id="list2264854300" text:style-name="L2">
        <text:list-item>
          <text:p text:style-name="P20">Pruebas escasas y simples de testeo.</text:p>
        </text:list-item>
        <text:list-item>
          <text:p text:style-name="P20">Falta de calidad en el código, por falta de tiempo el código no quedo compacto y simple.</text:p>
        </text:list-item>
        <text:list-item>
          <text:p text:style-name="P20">Falta de documentación en el código.</text:p>
        </text:list-item>
      </text:list>
      <text:p text:style-name="P13"/>
      <text:p text:style-name="P5"><text:span text:style-name="T16">E</text:span>jercicio 5:<text:span text:style-name="T4"> Nosotros consideramos que fuimos un equipo, ya que todos trabajamos sobre el mismo producto durante las distintas etapas </text:span><text:span text:style-name="T9">y coordinábamos para conectarnos e ir trabajando al mismo tiempo</text:span><text:span text:style-name="T4">.</text:span></text:p>
      <text:p text:style-name="P12"/>
      <text:p text:style-name="P6">Ejercicio 6:<text:span text:style-name="T4"> Si cumplimos con las 5c pero, hubo falta coordinació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10:30:40.776490618</meta:creation-date>
    <dc:date>2020-08-26T17:25:33.055301313</dc:date>
    <meta:editing-duration>PT5H28M36S</meta:editing-duration>
    <meta:editing-cycles>4</meta:editing-cycles>
    <meta:generator>LibreOffice/6.4.5.2$Linux_X86_64 LibreOffice_project/40$Build-2</meta:generator>
    <meta:document-statistic meta:table-count="0" meta:image-count="0" meta:object-count="0" meta:page-count="1" meta:paragraph-count="24" meta:word-count="422" meta:character-count="2590" meta:non-whitespace-character-count="2182"/>
  </office:meta>
</office:document-meta>
</file>